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417cm" fo:min-width="5.083cm"/>
    </style:style>
    <style:style style:name="gr2" style:family="graphic" style:parent-style-name="standard">
      <style:graphic-properties draw:textarea-horizontal-align="justify" draw:textarea-vertical-align="middle" draw:auto-grow-height="false" fo:min-height="1.401cm" fo:min-width="7.37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2.95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80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cm"/>
    </style:style>
    <style:style style:name="gr8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183cm" fo:min-width="0cm"/>
    </style:style>
    <style:style style:name="gr9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02cm" fo:min-width="0cm"/>
    </style:style>
    <style:style style:name="gr10" style:family="graphic" style:parent-style-name="standard">
      <style:graphic-properties draw:textarea-horizontal-align="justify" draw:textarea-vertical-align="middle" draw:auto-grow-height="false" fo:min-height="1.543cm" fo:min-width="7.87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</style:style>
    <style:style style:name="gr12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819cm" fo:min-width="0cm"/>
    </style:style>
    <style:style style:name="gr13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789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2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10pt"/>
    </style:style>
    <style:style style:name="P4" style:family="paragraph">
      <loext:graphic-properties draw:fill="solid" draw:fill-color="#ffffff"/>
      <style:paragraph-properties fo:text-align="center"/>
      <style:text-properties fo:font-size="10pt"/>
    </style:style>
    <style:style style:name="T1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.583cm" svg:height="2.667cm" svg:x="14.066cm" svg:y="3.54cm">
          <draw:glue-point draw:id="4" svg:x="-2.741cm" svg:y="5.003cm"/>
          <draw:glue-point draw:id="5" svg:x="2.58cm" svg:y="5.003cm" draw:escape-direction="down"/>
          <draw:glue-point draw:id="6" svg:x="-2.741cm" svg:y="-4.996cm"/>
          <draw:glue-point draw:id="7" svg:x="2.258cm" svg:y="-4.996cm"/>
          <draw:glue-point draw:id="8" svg:x="-4.993cm" svg:y="-3.569cm"/>
          <draw:glue-point draw:id="9" svg:x="-4.993cm" svg:y="-1.664cm"/>
          <draw:glue-point draw:id="10" svg:x="-4.993cm" svg:y="1.668cm"/>
          <draw:glue-point draw:id="11" svg:x="-4.993cm" svg:y="3.573cm"/>
          <draw:glue-point draw:id="12" svg:x="-4.089cm" svg:y="5.001cm"/>
          <text:p text:style-name="P1">Preparación de Dat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2" draw:id="id2" draw:layer="layout" svg:width="7.874cm" svg:height="1.651cm" svg:x="11.378cm" svg:y="8.955cm">
          <draw:glue-point draw:id="4" svg:x="-3.064cm" svg:y="-4.996cm"/>
          <draw:glue-point draw:id="5" svg:x="2.419cm" svg:y="-4.996cm" draw:escape-direction="up"/>
          <draw:glue-point draw:id="6" svg:x="2.419cm" svg:y="5.003cm"/>
          <draw:glue-point draw:id="7" svg:x="1.619cm" svg:y="5.003cm"/>
          <draw:glue-point draw:id="8" svg:x="-0.316cm" svg:y="5.003cm"/>
          <draw:glue-point draw:id="9" svg:x="-3.058cm" svg:y="5.003cm"/>
          <text:p text:style-name="P1">Filtrado de Datos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4.575cm" svg:y1="6.206cm" svg:x2="12.903cm" svg:y2="8.956cm" draw:start-shape="id1" draw:start-glue-point="12" draw:end-shape="id2" draw:end-glue-point="4" svg:d="M14575 6206v1374h-1672v1376" svg:viewBox="0 0 1673 2751">
          <text:p/>
        </draw:connector>
        <draw:frame draw:style-name="gr4" draw:text-style-name="P3" draw:layer="layout" svg:width="3.048cm" svg:height="0.395cm" svg:x="7.889cm" svg:y="3.54cm">
          <draw:text-box>
            <text:p text:style-name="P1"><text:span text:style-name="T1">Genotipo </text:span><text:span text:style-name="T1">(.ped)</text:span></text:p>
          </draw:text-box>
        </draw:frame>
        <draw:frame draw:style-name="gr5" draw:text-style-name="P3" draw:layer="layout" svg:width="3.808cm" svg:height="0.395cm" svg:x="7.889cm" svg:y="4.419cm">
          <draw:text-box>
            <text:p text:style-name="P1"><text:span text:style-name="T1">Posiciones SNPs (.map)</text:span></text:p>
          </draw:text-box>
        </draw:frame>
        <draw:frame draw:style-name="gr6" draw:text-style-name="P3" draw:layer="layout" svg:width="2.794cm" svg:height="0.766cm" svg:x="7.889cm" svg:y="5.191cm">
          <draw:text-box>
            <text:p text:style-name="P1"><text:span text:style-name="T1">Fenotipo (.txt)</text:span></text:p>
          </draw:text-box>
        </draw:frame>
        <draw:frame draw:style-name="gr7" draw:text-style-name="P3" draw:layer="layout" svg:width="2.105cm" svg:height="1.183cm" svg:x="12.669cm" svg:y="6.334cm">
          <draw:text-box>
            <text:p text:style-name="P1"><text:span text:style-name="T1">Genotipo </text:span></text:p>
            <text:p text:style-name="P1"><text:span text:style-name="T1">binario</text:span></text:p>
            <text:p text:style-name="P1"><text:span text:style-name="T1"><text:s/></text:span><text:span text:style-name="T1">(.bed)</text:span></text:p>
          </draw:text-box>
        </draw:frame>
        <draw:connector draw:style-name="gr3" draw:text-style-name="P2" draw:layer="layout" draw:line-skew="0.255cm" svg:x1="16.857cm" svg:y1="6.207cm" svg:x2="15.315cm" svg:y2="8.955cm" draw:start-shape="id1" draw:start-glue-point="2" draw:end-shape="id2" draw:end-glue-point="0" svg:d="M16857 6207v1628h-1542v1120" svg:viewBox="0 0 1543 2749">
          <text:p/>
        </draw:connector>
        <draw:frame draw:style-name="gr8" draw:text-style-name="P4" draw:layer="layout" svg:width="2.291cm" svg:height="1.183cm" svg:x="15.731cm" svg:y="6.334cm">
          <draw:text-box>
            <text:p text:style-name="P1"><text:span text:style-name="T1">Posicione</text:span><text:span text:style-name="T1">s </text:span></text:p>
            <text:p text:style-name="P1"><text:span text:style-name="T1">SNPs <text:s/></text:span></text:p>
            <text:p text:style-name="P1"><text:span text:style-name="T1">(.bim)</text:span></text:p>
          </draw:text-box>
        </draw:frame>
        <draw:connector draw:style-name="gr3" draw:text-style-name="P2" draw:layer="layout" draw:line-skew="0.636cm" svg:x1="18.297cm" svg:y1="6.207cm" svg:x2="17.219cm" svg:y2="8.956cm" draw:start-shape="id1" draw:start-glue-point="5" draw:end-shape="id2" draw:end-glue-point="5" svg:d="M18297 6207v2009h-1078v740" svg:viewBox="0 0 1079 2750">
          <text:p/>
        </draw:connector>
        <draw:frame draw:style-name="gr9" draw:text-style-name="P4" draw:layer="layout" svg:width="2.089cm" svg:height="1.02cm" svg:x="18.33cm" svg:y="6.334cm">
          <draw:text-box>
            <text:p text:style-name="P1"><text:span text:style-name="T1"><text:s/></text:span><text:span text:style-name="T1">Pedigree <text:s/>(.fam)</text:span></text:p>
          </draw:text-box>
        </draw:frame>
        <draw:custom-shape draw:style-name="gr2" draw:text-style-name="P1" xml:id="id3" draw:id="id3" draw:layer="layout" svg:width="7.874cm" svg:height="1.651cm" svg:x="9.389cm" svg:y="13.381cm">
          <draw:glue-point draw:id="4" svg:x="-3.234cm" svg:y="-4.996cm"/>
          <draw:glue-point draw:id="5" svg:x="2.225cm" svg:y="-4.996cm" draw:escape-direction="up"/>
          <draw:glue-point draw:id="6" svg:x="-2.479cm" svg:y="5.003cm"/>
          <draw:glue-point draw:id="7" svg:x="2.359cm" svg:y="5.003cm"/>
          <text:p text:style-name="P1">Corrección de Estructura Poblacional</text:p>
          <draw:enhanced-geometry svg:viewBox="0 0 21600 21600" draw:type="rectangle" draw:enhanced-path="M 0 0 L 21600 0 21600 21600 0 21600 0 0 Z N"/>
        </draw:custom-shape>
        <draw:custom-shape draw:style-name="gr10" draw:text-style-name="P1" xml:id="id4" draw:id="id4" draw:layer="layout" svg:width="7.874cm" svg:height="1.543cm" svg:x="7.807cm" svg:y="17.364cm">
          <draw:glue-point draw:id="4" svg:x="-2.419cm" svg:y="-4.996cm"/>
          <draw:glue-point draw:id="5" svg:x="2.419cm" svg:y="-4.996cm" draw:escape-direction="up"/>
          <draw:glue-point draw:id="6" svg:x="-5.001cm" svg:y="-2.404cm"/>
          <draw:glue-point draw:id="7" svg:x="-5.001cm" svg:y="2.534cm"/>
          <text:p text:style-name="P1">Evaluación de Asociaciones con Genes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layout" svg:x1="7.843cm" svg:y1="4.175cm" svg:x2="14.066cm" svg:y2="4.175cm">
          <text:p/>
        </draw:line>
        <draw:line draw:style-name="gr3" draw:text-style-name="P2" draw:layer="layout" svg:x1="7.843cm" svg:y1="4.975cm" svg:x2="14.066cm" svg:y2="4.975cm">
          <text:p/>
        </draw:line>
        <draw:line draw:style-name="gr3" draw:text-style-name="P2" draw:layer="layout" svg:x1="7.843cm" svg:y1="5.775cm" svg:x2="14.066cm" svg:y2="5.775cm">
          <text:p/>
        </draw:line>
        <draw:connector draw:style-name="gr3" draw:text-style-name="P2" draw:layer="layout" draw:line-skew="0.056cm" svg:x1="12.908cm" svg:y1="10.605cm" svg:x2="10.78cm" svg:y2="13.382cm" draw:start-shape="id2" draw:start-glue-point="9" draw:end-shape="id3" draw:end-glue-point="4" svg:d="M12908 10605v1444h-2128v1333" svg:viewBox="0 0 2129 2778">
          <text:p/>
        </draw:connector>
        <draw:frame draw:style-name="gr11" draw:text-style-name="P3" draw:layer="layout" svg:width="2.105cm" svg:height="0.789cm" svg:x="10.937cm" svg:y="11.007cm">
          <draw:text-box>
            <text:p text:style-name="P1"><text:span text:style-name="T1">Genotipo </text:span></text:p>
            <text:p text:style-name="P1"><text:span text:style-name="T1">filtrado</text:span></text:p>
          </draw:text-box>
        </draw:frame>
        <draw:connector draw:style-name="gr3" draw:text-style-name="P2" draw:layer="layout" draw:line-skew="0.237cm" svg:x1="15.067cm" svg:y1="10.605cm" svg:x2="13.326cm" svg:y2="13.381cm" draw:start-shape="id2" draw:start-glue-point="8" draw:end-shape="id3" draw:end-glue-point="0" svg:d="M15067 10605v1625h-1741v1151" svg:viewBox="0 0 1742 2777">
          <text:p/>
        </draw:connector>
        <draw:frame draw:style-name="gr12" draw:text-style-name="P4" draw:layer="layout" svg:width="2.291cm" svg:height="0.819cm" svg:x="13.999cm" svg:y="10.907cm">
          <draw:text-box>
            <text:p text:style-name="P1"><text:span text:style-name="T1">Posiciones </text:span></text:p>
            <text:p text:style-name="P1"><text:span text:style-name="T1">filtradas</text:span></text:p>
          </draw:text-box>
        </draw:frame>
        <draw:connector draw:style-name="gr3" draw:text-style-name="P2" draw:layer="layout" draw:line-skew="0.564cm" svg:x1="16.589cm" svg:y1="10.605cm" svg:x2="15.077cm" svg:y2="13.382cm" draw:start-shape="id2" draw:start-glue-point="7" draw:end-shape="id3" draw:end-glue-point="5" svg:d="M16589 10605v1952h-1512v825" svg:viewBox="0 0 1513 2778">
          <text:p/>
        </draw:connector>
        <draw:frame draw:style-name="gr13" draw:text-style-name="P4" draw:layer="layout" svg:width="2.089cm" svg:height="0.789cm" svg:x="16.698cm" svg:y="10.907cm">
          <draw:text-box>
            <text:p text:style-name="P1"><text:span text:style-name="T1"><text:s/></text:span><text:span text:style-name="T1">Pedigree</text:span></text:p>
            <text:p text:style-name="P1"><text:span text:style-name="T1">filtrado</text:span></text:p>
          </draw:text-box>
        </draw:frame>
        <draw:connector draw:style-name="gr3" draw:text-style-name="P2" draw:layer="layout" svg:x1="11.375cm" svg:y1="15.031cm" svg:x2="9.84cm" svg:y2="17.365cm" draw:start-shape="id3" draw:start-glue-point="6" draw:end-shape="id4" draw:end-glue-point="4" svg:d="M11375 15031v1166h-1535v1168" svg:viewBox="0 0 1536 2335">
          <text:p/>
        </draw:connector>
        <draw:connector draw:style-name="gr3" draw:text-style-name="P2" draw:layer="layout" svg:x1="15.183cm" svg:y1="15.031cm" svg:x2="13.648cm" svg:y2="17.365cm" draw:start-shape="id3" draw:start-glue-point="7" draw:end-shape="id4" draw:end-glue-point="5" svg:d="M15183 15031v1166h-1535v1168" svg:viewBox="0 0 1536 2335">
          <text:p/>
        </draw:connector>
        <draw:frame draw:style-name="gr11" draw:text-style-name="P3" draw:layer="layout" svg:width="2.105cm" svg:height="0.789cm" svg:x="8.307cm" svg:y="15.286cm">
          <draw:text-box>
            <text:p text:style-name="P1"><text:span text:style-name="T1">Covariables</text:span></text:p>
            <text:p text:style-name="P1"><text:span text:style-name="T1">(.eigenvect)</text:span></text:p>
          </draw:text-box>
        </draw:frame>
        <draw:frame draw:style-name="gr11" draw:text-style-name="P3" draw:layer="layout" svg:width="2.105cm" svg:height="0.789cm" svg:x="12.908cm" svg:y="15.287cm">
          <draw:text-box>
            <text:p text:style-name="P1"><text:span text:style-name="T1">Nro. Covariables</text:span></text:p>
          </draw:text-box>
        </draw:frame>
        <draw:frame draw:style-name="gr4" draw:text-style-name="P3" draw:layer="layout" svg:width="3.048cm" svg:height="0.395cm" svg:x="2.981cm" svg:y="17.129cm">
          <draw:text-box>
            <text:p text:style-name="P1"><text:span text:style-name="T1">Genotipo filtrado</text:span></text:p>
          </draw:text-box>
        </draw:frame>
        <draw:frame draw:style-name="gr14" draw:text-style-name="P3" draw:layer="layout" svg:width="2.794cm" svg:height="0.562cm" svg:x="3.043cm" svg:y="18.091cm">
          <draw:text-box>
            <text:p text:style-name="P1"><text:span text:style-name="T1">Fenotipo</text:span></text:p>
          </draw:text-box>
        </draw:frame>
        <draw:line draw:style-name="gr3" draw:text-style-name="P2" draw:layer="layout" svg:x1="2.905cm" svg:y1="17.764cm" svg:x2="7.858cm" svg:y2="17.764cm">
          <text:p/>
        </draw:line>
        <draw:line draw:style-name="gr3" draw:text-style-name="P2" draw:layer="layout" svg:x1="2.905cm" svg:y1="18.526cm" svg:x2="7.858cm" svg:y2="18.52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draw:auto-grow-width="false" fo:padding-top="0cm" fo:padding-bottom="0cm" fo:padding-left="0cm" fo:padding-right="0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1T19:04:16.963630515</meta:creation-date>
    <dc:date>2019-09-03T10:03:53.813191198</dc:date>
    <meta:editing-duration>PT18H36M52S</meta:editing-duration>
    <meta:editing-cycles>25</meta:editing-cycles>
    <meta:generator>LibreOffice/6.0.7.3$Linux_X86_64 LibreOffice_project/00m0$Build-3</meta:generator>
    <meta:document-statistic meta:object-count="30"/>
  </office:meta>
</office:document-meta>
</file>